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E</text:p>
          </table:table-cell>
          <table:table-cell table:number-columns-repeated="5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.00.0000</text:date>, <text:time style:data-style-name="N2" text:time-value="10:55:14.55444447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1:02:37.063840242</meta:creation-date>
    <dc:date>2020-03-12T10:59:34.865777202</dc:date>
    <meta:editing-duration>PT9H48M52S</meta:editing-duration>
    <meta:editing-cycles>23</meta:editing-cycles>
    <meta:generator>LibreOffice/6.1.7.0.0$Linux_X86_64 LibreOffice_project/dd50043faf73fca936de0dc688d05717cd1d1de2</meta:generator>
    <meta:document-statistic meta:table-count="2" meta:cell-count="5" meta:object-count="0"/>
  </office:meta>
</office:document-meta>
</file>